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56mm"/>
    </style:style>
    <style:style style:name="co2" style:family="table-column">
      <style:table-column-properties fo:break-before="auto" style:column-width="85.05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4.45mm"/>
    </style:style>
    <style:style style:name="co9" style:family="table-column">
      <style:table-column-properties fo:break-before="auto" style:column-width="97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.direct</text:p>
          </table:table-cell>
          <table:table-cell office:value-type="string" calcext:value-type="string">
            <text:p>r.footnote</text:p>
          </table:table-cell>
          <table:table-cell office:value-type="string" calcext:value-type="string">
            <text:p>r.attitude</text:p>
          </table:table-cell>
          <table:table-cell office:value-type="string" calcext:value-type="string">
            <text:p>r.specific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_Art.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re-Qin Scholar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5 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_Art.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_Art.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5 (4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_Art.99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_Art.99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_Art.154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_Art.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Ancient Poetr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H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Chan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_Art.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_Art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_Art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_Art.158 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_Art.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_Art.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_Art.11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_Art.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_Art.1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_Art.155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_Art.27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_Art.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_Art.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_Art.151 (1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_Art.117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_Lecture 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_Art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_Art.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_Art.18 (3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_Art.9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_Art.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_Art.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_Art.123 (1-30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_Lecture 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7</text:p>
          </table:table-cell>
          <table:table-cell office:value-type="string" calcext:value-type="string">
            <text:p>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9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_Art.99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2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_Art.123 (29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8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_Art.46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_Art.34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_Art.1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_Economic Lif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_Chapter 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</table:table>
      <table:table table:name="link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_Art.151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re-Qin Scholars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Book of Mencius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5 (1)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3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_Art.9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_Art.25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8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5 (4)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6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_Art.99 (2)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_Art.99 (2)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_Art.154 (2)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_Art.152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Mencius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Ancient Poetry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Han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Changes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0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8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64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_Art.163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Rites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Mencius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Rites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Mencius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_Art.23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_Art.23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1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2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_Art.158 (1)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_Art.159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_Art.165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_Art.11 (2)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_Art.68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_Art.153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7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9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_Art.155 (4)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_Art.27 (4)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_Art.1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_Art.4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_Art.151 (14)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_Art.117 (4)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_Lecture 3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_Art.2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2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5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5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7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2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5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_Art.4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_Art.18 (3)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2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5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6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7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_Art.9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_Art.3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2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4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3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_Art.21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_Art.123 (1-30)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1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_Lecture 3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Draft 1936_1936/127</text:p>
          </table:table-cell>
          <table:table-cell office:value-type="string" calcext:value-type="string">
            <text:p>Mencius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Book of Rites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9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_Art.99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0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2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_Art.123 (29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8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_Art.46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_Art.34 (2)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_Art.196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_Economic Lif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_Chapter on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reaty of Versailles 1919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pain 1931</text:p>
          </table:table-cell>
        </table:table-row>
      </table:table>
      <table:table table:name="specif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.direct</text:p>
          </table:table-cell>
          <table:table-cell office:value-type="string" calcext:value-type="string">
            <text:p>r.footnote</text:p>
          </table:table-cell>
          <table:table-cell office:value-type="string" calcext:value-type="string">
            <text:p>r.attitude</text:p>
          </table:table-cell>
          <table:table-cell office:value-type="string" calcext:value-type="string">
            <text:p>r.specific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_Art.1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_Art.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_Art.155 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_Art.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_Art.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5 (4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_Art.1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_Art.99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_Art.99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_Art.154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_Art.1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_Art.1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_Art.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_Art.1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_Art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_Art.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_Art.158 (1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_Art.1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_Art.11 (2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_Art.1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_Art.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_Art.1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_Art.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_Art.151 (1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_Art.155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_Art.27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_Art.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_Art.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_Art.117 (4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_Lecture 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_Art.18 (3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_Art.16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_Art.1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_Art.9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_Art.123 (1-30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_Art.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_Art.10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_Art.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_Art.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_Art.3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_Art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_Art.1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_Art.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_Lecture 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_Lecture 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8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_Art.99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_Art.123 (29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_Art.1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_Art.99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_Art.46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_Art.34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_Art.122 (2)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_Economic Lif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_Chapter 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ue</text:p>
          </table:table-cell>
        </table:table-row>
      </table:table>
      <table:table table:name="unspecif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.direct</text:p>
          </table:table-cell>
          <table:table-cell office:value-type="string" calcext:value-type="string">
            <text:p>r.footnote</text:p>
          </table:table-cell>
          <table:table-cell office:value-type="string" calcext:value-type="string">
            <text:p>r.attitude</text:p>
          </table:table-cell>
          <table:table-cell office:value-type="string" calcext:value-type="string">
            <text:p>r.specific</text:p>
          </table:table-cell>
        </table:table-row>
        <table:table-row table:style-name="ro1">
          <table:table-cell office:value-type="string" calcext:value-type="string">
            <text:p>Draft 1923_1923/1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Pre-Qin Scholar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1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2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3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2 (4)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Ancient Poetr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Chang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H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1)</text:p>
          </table:table-cell>
          <table:table-cell office:value-type="string" calcext:value-type="string">
            <text:p>The Soviet Russia 19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2)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3 (3)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Covenant of the League of Nations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5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6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Austria 192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land 192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23_1923/7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7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19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0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1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3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4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5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6</text:p>
          </table:table-cell>
          <table:table-cell office:value-type="string" calcext:value-type="string">
            <text:p>Principle of People's Livelihoo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7</text:p>
          </table:table-cell>
          <table:table-cell office:value-type="string" calcext:value-type="string">
            <text:p>Menci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Book of Ri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128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onstitutions of Modern Nation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Czechoslovak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cuador 1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Estoni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Far Eastern Republic/Chita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Germany 19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Honduras 19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Lithuania 19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Mexico 19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Netherlands 19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eru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land 19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Portugal 19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Romania 19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pain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Switzerland 18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Russia 19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he Soviet Union 1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Treaty of Versail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raft 1936_1936/Introduction</text:p>
          </table:table-cell>
          <table:table-cell office:value-type="string" calcext:value-type="string">
            <text:p>Yugoslavia 19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all.A1:all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specific.A1:specific.AMJ1048576">
          <table:sort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unspecific.A1:unspecific.F318">
          <table:sort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.00.0000</text:date>, <text:time style:data-style-name="N2" text:time-value="15:46:07.9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15:52:43.228000000</dc:date>
    <meta:editing-duration>PT40M32S</meta:editing-duration>
    <meta:editing-cycles>4</meta:editing-cycles>
    <meta:generator>LibreOffice/5.3.6.1$Windows_x86 LibreOffice_project/686f202eff87ef707079aeb7f485847613344eb7</meta:generator>
    <meta:document-statistic meta:table-count="4" meta:cell-count="5690" meta:object-count="0"/>
  </office:meta>
</office:document-meta>
</file>